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line-height="115%"/>
    </style:style>
    <style:style style:name="T2" style:parent-style-name="DefaultParagraphFont" style:family="text">
      <style:text-properties style:font-name="Arial" style:font-name-complex="Arial" fo:font-weight="bold" style:font-weight-asian="bold" style:font-weight-complex="bold" fo:color="#FF0000"/>
    </style:style>
    <style:style style:name="P3" style:parent-style-name="Normal" style:family="paragraph">
      <style:paragraph-properties fo:text-align="justify" fo:line-height="115%"/>
      <style:text-properties style:font-name="Arial" style:font-name-complex="Arial" fo:font-weight="bold" style:font-weight-asian="bold" style:font-weight-complex="bold"/>
    </style:style>
    <style:style style:name="P4" style:parent-style-name="Normal" style:family="paragraph">
      <style:paragraph-properties fo:text-align="justify" fo:line-height="115%"/>
      <style:text-properties style:font-name="Arial" style:font-name-complex="Arial"/>
    </style:style>
    <style:style style:name="P5" style:parent-style-name="Normal" style:family="paragraph">
      <style:paragraph-properties fo:text-align="justify" fo:line-height="115%"/>
      <style:text-properties style:font-name="Arial" style:font-name-complex="Arial"/>
    </style:style>
    <style:style style:name="P6" style:parent-style-name="Normal" style:family="paragraph">
      <style:paragraph-properties fo:text-align="justify" fo:line-height="115%"/>
      <style:text-properties style:font-name="Arial" style:font-name-complex="Arial" fo:font-weight="bold" style:font-weight-asian="bold" style:font-weight-complex="bold"/>
    </style:style>
    <style:style style:name="P7" style:parent-style-name="Normal" style:family="paragraph">
      <style:paragraph-properties fo:text-align="justify" fo:line-height="115%"/>
      <style:text-properties style:font-name="Arial" style:font-name-complex="Arial"/>
    </style:style>
    <style:style style:name="P8" style:parent-style-name="Normal" style:family="paragraph">
      <style:paragraph-properties fo:text-align="justify" fo:line-height="115%"/>
      <style:text-properties style:font-name="Arial" style:font-name-complex="Arial" fo:font-weight="bold" style:font-weight-asian="bold" style:font-weight-complex="bold"/>
    </style:style>
    <style:style style:name="P9" style:parent-style-name="Normal" style:family="paragraph">
      <style:paragraph-properties fo:text-align="justify" fo:line-height="115%"/>
      <style:text-properties style:font-name="Arial" style:font-name-complex="Arial"/>
    </style:style>
    <style:style style:name="P10" style:parent-style-name="Normal" style:family="paragraph">
      <style:paragraph-properties fo:text-align="justify" fo:line-height="115%"/>
      <style:text-properties style:font-name="Arial" style:font-name-complex="Arial" fo:font-weight="bold" style:font-weight-asian="bold" style:font-weight-complex="bold"/>
    </style:style>
    <style:style style:name="P11" style:parent-style-name="Normal" style:family="paragraph">
      <style:paragraph-properties fo:text-align="justify" fo:line-height="115%"/>
      <style:text-properties style:font-name="Arial" style:font-name-complex="Arial"/>
    </style:style>
    <style:style style:name="P12" style:parent-style-name="Normal" style:family="paragraph">
      <style:paragraph-properties fo:text-align="justify" fo:line-height="115%"/>
    </style:style>
    <style:style style:name="T13" style:parent-style-name="DefaultParagraphFont" style:family="text">
      <style:text-properties style:font-name="Arial" style:font-name-complex="Arial" fo:font-weight="bold" style:font-weight-asian="bold" style:font-weight-complex="bold" fo:color="#FF0000"/>
    </style:style>
    <style:style style:name="P14" style:parent-style-name="Normal" style:family="paragraph">
      <style:paragraph-properties fo:text-align="justify" fo:line-height="115%" fo:margin-left="0.25in">
        <style:tab-stops/>
      </style:paragraph-properties>
      <style:text-properties style:font-name="Arial" style:font-name-complex="Arial" fo:font-weight="bold" style:font-weight-asian="bold" style:font-weight-complex="bold"/>
    </style:style>
    <style:style style:name="P15" style:parent-style-name="Normal" style:family="paragraph">
      <style:paragraph-properties fo:text-align="justify" fo:line-height="115%" fo:margin-left="0.25in">
        <style:tab-stops/>
      </style:paragraph-properties>
      <style:text-properties style:font-name="Arial" style:font-name-complex="Arial"/>
    </style:style>
    <style:style style:name="P16" style:parent-style-name="Normal" style:family="paragraph">
      <style:paragraph-properties fo:text-align="justify" fo:line-height="115%" fo:margin-left="0.25in">
        <style:tab-stops/>
      </style:paragraph-properties>
      <style:text-properties style:font-name="Arial" style:font-name-complex="Arial"/>
    </style:style>
    <style:style style:name="P17" style:parent-style-name="Normal" style:family="paragraph">
      <style:paragraph-properties fo:text-align="justify" fo:line-height="115%" fo:margin-left="0.25in">
        <style:tab-stops/>
      </style:paragraph-properties>
      <style:text-properties style:font-name="Arial" style:font-name-complex="Arial" fo:font-weight="bold" style:font-weight-asian="bold" style:font-weight-complex="bold"/>
    </style:style>
    <style:style style:name="P18" style:parent-style-name="Normal" style:family="paragraph">
      <style:paragraph-properties fo:text-align="justify" fo:line-height="115%" fo:margin-left="0.25in">
        <style:tab-stops/>
      </style:paragraph-properties>
      <style:text-properties style:font-name="Arial" style:font-name-complex="Arial"/>
    </style:style>
    <style:style style:name="P19" style:parent-style-name="Normal" style:family="paragraph">
      <style:paragraph-properties fo:text-align="justify" fo:line-height="115%" fo:margin-left="0.25in">
        <style:tab-stops/>
      </style:paragraph-properties>
      <style:text-properties style:font-name="Arial" style:font-name-complex="Arial"/>
    </style:style>
    <style:style style:name="P20" style:parent-style-name="Normal" style:family="paragraph">
      <style:paragraph-properties fo:text-align="justify" fo:line-height="115%"/>
      <style:text-properties style:font-name="Arial" style:font-name-complex="Arial" fo:font-weight="bold" style:font-weight-asian="bold" style:font-weight-complex="bold" fo:color="#FF0000"/>
    </style:style>
    <style:style style:name="P21" style:parent-style-name="Normal" style:family="paragraph">
      <style:paragraph-properties fo:text-align="justify" fo:line-height="115%"/>
      <style:text-properties style:font-name="Arial" style:font-name-complex="Arial" fo:font-weight="bold" style:font-weight-asian="bold" style:font-weight-complex="bold" fo:color="#FF0000"/>
    </style:style>
    <style:style style:name="P22" style:parent-style-name="Normal" style:family="paragraph">
      <style:paragraph-properties fo:text-align="justify" fo:line-height="115%"/>
    </style:style>
    <style:style style:name="T23" style:parent-style-name="DefaultParagraphFont" style:family="text">
      <style:text-properties style:font-name="Arial" style:font-name-complex="Arial" fo:font-weight="bold" style:font-weight-asian="bold" style:font-weight-complex="bold" fo:color="#FF0000"/>
    </style:style>
    <style:style style:name="P24" style:parent-style-name="Normal" style:family="paragraph">
      <style:paragraph-properties fo:text-align="justify" fo:line-height="115%"/>
      <style:text-properties style:font-name="Arial" style:font-name-complex="Arial"/>
    </style:style>
    <style:style style:name="P25" style:parent-style-name="Normal" style:family="paragraph">
      <style:paragraph-properties fo:text-align="justify" fo:line-height="115%"/>
      <style:text-properties style:font-name="Arial" style:font-name-complex="Arial"/>
    </style:style>
    <style:style style:name="P26" style:parent-style-name="Normal" style:family="paragraph">
      <style:paragraph-properties fo:text-align="justify" fo:line-height="115%"/>
      <style:text-properties style:font-name="Arial" style:font-name-complex="Arial"/>
    </style:style>
    <style:style style:name="P27" style:parent-style-name="Normal" style:family="paragraph">
      <style:paragraph-properties fo:text-align="justify" fo:line-height="115%"/>
    </style:style>
    <style:style style:name="T28" style:parent-style-name="DefaultParagraphFont" style:family="text">
      <style:text-properties style:font-name="Arial" style:font-name-complex="Arial" fo:font-weight="bold" style:font-weight-asian="bold" style:font-weight-complex="bold" fo:color="#FF0000"/>
    </style:style>
    <style:style style:name="P29" style:parent-style-name="Normal" style:family="paragraph">
      <style:paragraph-properties fo:text-align="justify" fo:line-height="115%"/>
    </style:style>
    <style:style style:name="T30" style:parent-style-name="DefaultParagraphFont" style:family="text">
      <style:text-properties style:font-name="Arial" style:font-name-complex="Arial" fo:font-weight="bold" style:font-weight-asian="bold" style:font-weight-complex="bold"/>
    </style:style>
    <style:style style:name="P31" style:parent-style-name="Normal" style:family="paragraph">
      <style:paragraph-properties fo:text-align="justify" fo:line-height="115%"/>
      <style:text-properties style:font-name="Arial" style:font-name-complex="Arial"/>
    </style:style>
    <style:style style:name="P32" style:parent-style-name="Normal" style:family="paragraph">
      <style:paragraph-properties fo:text-align="justify" fo:line-height="115%"/>
      <style:text-properties style:font-name="Arial" style:font-name-complex="Arial" fo:font-weight="bold" style:font-weight-asian="bold" style:font-weight-complex="bold"/>
    </style:style>
    <style:style style:name="P33" style:parent-style-name="Normal" style:family="paragraph">
      <style:paragraph-properties fo:text-align="justify" fo:line-height="115%"/>
      <style:text-properties style:font-name="Arial" style:font-name-complex="Arial"/>
    </style:style>
    <style:style style:name="P34" style:parent-style-name="Normal" style:family="paragraph">
      <style:paragraph-properties fo:text-align="justify" fo:line-height="115%"/>
      <style:text-properties style:font-name="Arial" style:font-name-complex="Arial" fo:font-weight="bold" style:font-weight-asian="bold" style:font-weight-complex="bold"/>
    </style:style>
    <style:style style:name="P35" style:parent-style-name="Normal" style:family="paragraph">
      <style:paragraph-properties fo:text-align="justify" fo:line-height="115%"/>
      <style:text-properties style:font-name="Arial" style:font-name-complex="Arial"/>
    </style:style>
    <style:style style:name="P36" style:parent-style-name="Normal" style:family="paragraph">
      <style:paragraph-properties fo:text-align="justify" fo:line-height="115%"/>
      <style:text-properties style:font-name="Arial" style:font-name-complex="Arial" fo:font-weight="bold" style:font-weight-asian="bold" style:font-weight-complex="bold" fo:color="#FF0000"/>
    </style:style>
    <style:style style:name="P37" style:parent-style-name="Normal" style:family="paragraph">
      <style:paragraph-properties fo:text-align="justify" fo:line-height="115%"/>
    </style:style>
    <style:style style:name="T38" style:parent-style-name="DefaultParagraphFont" style:family="text">
      <style:text-properties style:font-name="Arial" style:font-name-complex="Arial" fo:font-weight="bold" style:font-weight-asian="bold" style:font-weight-complex="bold"/>
    </style:style>
    <style:style style:name="T39" style:parent-style-name="DefaultParagraphFont" style:family="text">
      <style:text-properties style:font-name="Arial" style:font-name-complex="Arial"/>
    </style:style>
    <style:style style:name="P40" style:parent-style-name="Normal" style:family="paragraph">
      <style:paragraph-properties fo:text-align="justify" fo:line-height="115%"/>
    </style:style>
    <style:style style:name="T41" style:parent-style-name="DefaultParagraphFont" style:family="text">
      <style:text-properties style:font-name="Arial" style:font-name-complex="Arial" fo:font-weight="bold" style:font-weight-asian="bold" style:font-weight-complex="bold"/>
    </style:style>
    <style:style style:name="T42" style:parent-style-name="DefaultParagraphFont" style:family="text">
      <style:text-properties style:font-name="Arial" style:font-name-complex="Arial"/>
    </style:style>
    <style:style style:name="P43" style:parent-style-name="Normal" style:family="paragraph">
      <style:paragraph-properties fo:text-align="justify" fo:line-height="115%"/>
    </style:style>
    <style:style style:name="T44" style:parent-style-name="DefaultParagraphFont" style:family="text">
      <style:text-properties style:font-name="Arial" style:font-name-complex="Arial" fo:font-weight="bold" style:font-weight-asian="bold" style:font-weight-complex="bold"/>
    </style:style>
    <style:style style:name="T45" style:parent-style-name="DefaultParagraphFont" style:family="text">
      <style:text-properties style:font-name="Arial" style:font-name-complex="Arial"/>
    </style:style>
    <style:style style:name="P46" style:parent-style-name="Normal" style:family="paragraph">
      <style:paragraph-properties fo:text-align="justify" fo:line-height="115%"/>
    </style:style>
    <style:style style:name="T47" style:parent-style-name="DefaultParagraphFont" style:family="text">
      <style:text-properties style:font-name="Arial" style:font-name-complex="Arial" fo:font-weight="bold" style:font-weight-asian="bold" style:font-weight-complex="bold"/>
    </style:style>
    <style:style style:name="T48" style:parent-style-name="DefaultParagraphFont" style:family="text">
      <style:text-properties style:font-name="Arial" style:font-name-complex="Arial"/>
    </style:style>
    <style:style style:name="P49" style:parent-style-name="Normal" style:family="paragraph">
      <style:paragraph-properties fo:text-align="justify" fo:line-height="115%"/>
    </style:style>
    <style:style style:name="T50" style:parent-style-name="DefaultParagraphFont" style:family="text">
      <style:text-properties style:font-name="Arial" style:font-name-complex="Arial" fo:font-weight="bold" style:font-weight-asian="bold" style:font-weight-complex="bold"/>
    </style:style>
    <style:style style:name="T51" style:parent-style-name="DefaultParagraphFont" style:family="text">
      <style:text-properties style:font-name="Arial" style:font-name-complex="Arial"/>
    </style:style>
    <style:style style:name="P52" style:parent-style-name="Normal" style:family="paragraph">
      <style:paragraph-properties fo:text-align="justify" fo:line-height="115%"/>
    </style:style>
    <style:style style:name="T53" style:parent-style-name="DefaultParagraphFont" style:family="text">
      <style:text-properties style:font-name="Arial" style:font-name-complex="Arial" fo:font-weight="bold" style:font-weight-asian="bold" style:font-weight-complex="bold" fo:color="#FF0000"/>
    </style:style>
    <style:style style:name="P54" style:parent-style-name="Normal" style:family="paragraph">
      <style:paragraph-properties fo:text-align="justify" fo:line-height="115%"/>
      <style:text-properties style:font-name="Arial" style:font-name-complex="Arial"/>
    </style:style>
    <style:style style:name="P55" style:parent-style-name="Normal" style:family="paragraph">
      <style:paragraph-properties fo:text-align="justify" fo:line-height="115%"/>
      <style:text-properties style:font-name="Arial" style:font-name-complex="Arial" fo:font-weight="bold" style:font-weight-asian="bold" style:font-weight-complex="bold" fo:color="#FF0000"/>
    </style:style>
    <style:style style:name="P56" style:parent-style-name="Normal" style:family="paragraph">
      <style:paragraph-properties fo:text-align="justify" fo:line-height="115%"/>
      <style:text-properties style:font-name="Arial" style:font-name-complex="Arial" fo:font-weight="bold" style:font-weight-asian="bold" style:font-weight-complex="bold"/>
    </style:style>
    <style:style style:name="P57" style:parent-style-name="Normal" style:family="paragraph">
      <style:paragraph-properties fo:text-align="justify" fo:line-height="115%"/>
      <style:text-properties style:font-name="Arial" style:font-name-complex="Arial"/>
    </style:style>
    <style:style style:name="P58" style:parent-style-name="Normal" style:family="paragraph">
      <style:paragraph-properties fo:text-align="justify" fo:line-height="115%"/>
      <style:text-properties style:font-name="Arial" style:font-name-complex="Arial"/>
    </style:style>
    <style:style style:name="P59" style:parent-style-name="Normal" style:family="paragraph">
      <style:paragraph-properties fo:text-align="justify" fo:line-height="115%"/>
      <style:text-properties style:font-name="Arial" style:font-name-complex="Arial" fo:font-weight="bold" style:font-weight-asian="bold" style:font-weight-complex="bold"/>
    </style:style>
    <style:style style:name="P60" style:parent-style-name="Normal" style:family="paragraph">
      <style:paragraph-properties fo:text-align="justify" fo:line-height="115%"/>
      <style:text-properties style:font-name="Arial" style:font-name-complex="Arial"/>
    </style:style>
    <style:style style:name="P61" style:parent-style-name="Normal" style:family="paragraph">
      <style:paragraph-properties fo:text-align="justify" fo:line-height="115%"/>
      <style:text-properties style:font-name="Arial" style:font-name-complex="Arial"/>
    </style:style>
    <style:style style:name="P62" style:parent-style-name="Normal" style:family="paragraph">
      <style:paragraph-properties fo:text-align="justify" fo:line-height="115%"/>
    </style:style>
    <style:style style:name="T63" style:parent-style-name="DefaultParagraphFont" style:family="text">
      <style:text-properties style:font-name="Arial" style:font-name-complex="Arial"/>
    </style:style>
    <style:style style:name="T64" style:parent-style-name="DefaultParagraphFont" style:family="text">
      <style:text-properties style:font-name="Arial" style:font-name-complex="Arial" fo:font-weight="bold" style:font-weight-asian="bold" style:font-weight-complex="bold"/>
    </style:style>
    <style:style style:name="P65" style:parent-style-name="Normal" style:family="paragraph">
      <style:paragraph-properties fo:text-align="justify" fo:line-height="115%"/>
      <style:text-properties style:font-name="Arial" style:font-name-complex="Arial" fo:font-weight="bold" style:font-weight-asian="bold" style:font-weight-complex="bold"/>
    </style:style>
    <style:style style:name="P66" style:parent-style-name="Normal" style:family="paragraph">
      <style:paragraph-properties fo:text-align="justify" fo:line-height="115%"/>
    </style:style>
    <style:style style:name="T67" style:parent-style-name="DefaultParagraphFont" style:family="text">
      <style:text-properties style:font-name="Arial" style:font-name-complex="Arial" fo:font-weight="bold" style:font-weight-asian="bold" style:font-weight-complex="bold"/>
    </style:style>
    <style:style style:name="P68" style:parent-style-name="Normal" style:family="paragraph">
      <style:paragraph-properties fo:text-align="justify" fo:line-height="115%"/>
      <style:text-properties style:font-name="Arial" style:font-name-complex="Arial"/>
    </style:style>
    <style:style style:name="P69" style:parent-style-name="Normal" style:family="paragraph">
      <style:paragraph-properties fo:text-align="justify" fo:line-height="115%"/>
      <style:text-properties style:font-name="Arial" style:font-name-complex="Arial"/>
    </style:style>
    <style:style style:name="P70" style:parent-style-name="Normal" style:family="paragraph">
      <style:paragraph-properties fo:text-align="justify" fo:line-height="115%"/>
      <style:text-properties style:font-name="Arial" style:font-name-complex="Arial"/>
    </style:style>
    <style:style style:name="P71" style:parent-style-name="Normal" style:family="paragraph">
      <style:paragraph-properties fo:text-align="justify" fo:line-height="115%"/>
      <style:text-properties style:font-name="Arial" style:font-name-complex="Arial"/>
    </style:style>
    <style:style style:name="P72" style:parent-style-name="Normal" style:family="paragraph">
      <style:paragraph-properties fo:text-align="justify" fo:line-height="115%"/>
      <style:text-properties style:font-name="Arial" style:font-name-complex="Arial"/>
    </style:style>
    <style:style style:name="P73" style:parent-style-name="Normal" style:family="paragraph">
      <style:paragraph-properties fo:text-align="justify" fo:line-height="115%"/>
      <style:text-properties style:font-name="Arial" style:font-name-complex="Arial"/>
    </style:style>
    <style:style style:name="P74" style:parent-style-name="Normal" style:family="paragraph">
      <style:paragraph-properties fo:text-align="justify" fo:line-height="115%"/>
    </style:style>
    <style:style style:name="T75" style:parent-style-name="DefaultParagraphFont" style:family="text">
      <style:text-properties style:font-name="Arial" style:font-name-complex="Arial" fo:font-weight="bold" style:font-weight-asian="bold" style:font-weight-complex="bold" fo:color="#FF0000" fo:background-color="#FFFF00"/>
    </style:style>
    <style:style style:name="P76" style:parent-style-name="Normal" style:family="paragraph">
      <style:paragraph-properties fo:text-align="justify" fo:line-height="115%"/>
      <style:text-properties style:font-name="Arial" style:font-name-complex="Arial"/>
    </style:style>
    <style:style style:name="P77" style:parent-style-name="Normal" style:family="paragraph">
      <style:paragraph-properties fo:text-align="justify" fo:line-height="115%"/>
      <style:text-properties style:font-name="Arial" style:font-name-complex="Arial"/>
    </style:style>
    <style:style style:name="P78" style:parent-style-name="Normal" style:family="paragraph">
      <style:paragraph-properties fo:text-align="justify" fo:line-height="115%"/>
      <style:text-properties style:font-name="Arial" style:font-name-complex="Arial"/>
    </style:style>
    <style:style style:name="P79" style:parent-style-name="Normal" style:family="paragraph">
      <style:paragraph-properties fo:text-align="justify" fo:line-height="115%"/>
    </style:style>
    <style:style style:name="T80" style:parent-style-name="DefaultParagraphFont" style:family="text">
      <style:text-properties style:font-name="Arial" style:font-name-complex="Arial" fo:font-weight="bold" style:font-weight-asian="bold" style:font-weight-complex="bold" fo:font-size="14pt" style:font-size-asian="14pt" style:font-size-complex="14pt"/>
    </style:style>
  </office:automatic-styles>
  <office:body>
    <office:text text:use-soft-page-breaks="true">
      <text:p text:style-name="P1"><text:span text:style-name="T2">Slide 3: Introduction</text:span></text:p>
      <text:p text:style-name="P3">Hi everyone,</text:p>
      <text:p text:style-name="P4">Welcome to my presentation on the analysis of England’s water quality based on statutory reports.</text:p>
      <text:p text:style-name="P5">Imagine taking a sip of water, trusting it is safe. But what if it is not? Contaminants in our water can cause serious health issues and harm aquatic life. They also disrupt industries like fishing, tourism, and agriculture, leading to economic losses.</text:p>
      <text:p text:style-name="P6">England’s Water Quality Standards</text:p>
      <text:p text:style-name="P7">In England, maintaining high water quality standards is crucial. These standards ensure that the water we drink is safe, our health is protected, our environment is preserved, and our economy remains strong. Clean water is the backbone of our well-being and prosperity.</text:p>
      <text:p text:style-name="P8">Research Aims</text:p>
      <text:p text:style-name="P9">The research dives deep into understanding water quality and pollution incidents in England. By examining data from water companies and government sources, it aims to uncover the extent and impact of these pollution incidents. How widespread are they? And What damage do they cause?</text:p>
      <text:p text:style-name="P10">Analytical Approach</text:p>
      <text:p text:style-name="P11">To get to the bottom of this, I first identify the key concerns related to water quality. Then, I perform a trend analysis to see how these issues have changed over time. Are things getting better or worse? The goal is to paint a comprehensive picture that helps us understand and address the challenges we face.</text:p>
      <text:p text:style-name="P12"><text:span text:style-name="T13">Slide 4: Motivation</text:span></text:p>
      <text:p text:style-name="P14">Research Background</text:p>
      <text:p text:style-name="P15">Water management in England has changed a lot over time. Initially handled by local authorities, it became more centralized in 1974 with the creation of Regional Water Authorities (RWAs). These RWAs managed water supply, sewerage, and flood defense more efficiently.</text:p>
      <text:p text:style-name="P16">In 1989, water companies were privatized to improve efficiency and investment. However, this also introduced challenges in balancing profit with public service.</text:p>
      <text:p text:style-name="P17">Relevant Literature</text:p>
      <text:p text:style-name="P18">Research shows big issues with managing treated wastewater and storm overflows. Heavy rain can overwhelm sewers, causing untreated water to spill into rivers and coastal areas, posing health risks.</text:p>
      <text:p text:style-name="P19">Pollution incidents are increasing in England, with hazardous substances contaminating water bodies, causing serious environmental and health problems. Strong regulations and better infrastructure are urgently needed.</text:p>
      <text:p text:style-name="P20"/>
      <text:p text:style-name="P21"/>
      <text:soft-page-break/>
      <text:p text:style-name="P22"><text:span text:style-name="T23">Slide 5: Objectives</text:span></text:p>
      <text:p text:style-name="P24">The objectives focus on harnessing data to tackle water pollution effectively and sustainably. First, it is diving into the 2022 pollution data, aiming to collect, organize, and analyze it comprehensively. This will reveal the sources of pollution and how well the current measures are working.<text:s/></text:p>
      <text:p text:style-name="P25">Next, by analysing pollution incident data, the research can uncover recurring issues, seasonal patterns, and areas most affected, allowing us to target the efforts where they are most needed. The research also examining a 23-year pollution story to understand long-term trends, regulatory impacts, and future challenges. Assessing the impact of pollution on water quality is crucial, categorizing incidents and evaluating their environmental and health implications to develop better strategies.</text:p>
      <text:p text:style-name="P26"><text:s/>Additionally, I am developing an interactive dashboard that consolidates all this data into user-friendly visuals—like charts and maps—providing decision-makers with real-time insights to inform effective policies and actions.</text:p>
      <text:p text:style-name="P27"><text:span text:style-name="T28">Slide 6: Methodology</text:span></text:p>
      <text:p text:style-name="P29"><text:span text:style-name="T30">Data Collection</text:span></text:p>
      <text:p text:style-name="P31">I gathered essential reports from water companies and regulators detailing pollution incidents and compliance with environmental standards. These reports provided a solid foundation of accurate data. Additionally, I accessed comprehensive government databases like DEFRA's, which contain extensive records on water quality and pollution incidents. To get a broader perspective, I also reviewed documentaries and media reports to understand how water pollution affects people's lives. By adding geographical coordinates to the data, we're able to analyze trends more effectively and pinpoint areas needing attention. This approach helps us understand the challenges England faces with its water quality and how it impacts communities.</text:p>
      <text:p text:style-name="P32">Data Visualization</text:p>
      <text:p text:style-name="P33">I organized and cleaned the data using Excel. Then, I used R for statistical analysis and data visualization. Using Shiny, I developed interactive web applications for exploring pollution incidents and water quality metrics.</text:p>
      <text:p text:style-name="P34">Test and Evaluation</text:p>
      <text:p text:style-name="P35">I conducted usability testing to ensure the visualizations are user-friendly and effective, gathering feedback from potential users. Additionally, I performed accessibility testing to ensure ease of use for everyone, including those with disabilities. I used Chrome's web accessibility testing extension to verify that the live web app meets these standards, ensuring it is accessible for all users, which is crucial for inclusivity and usability.</text:p>
      <text:p text:style-name="P36">Slide 7: Methodology: Issues</text:p>
      <text:p text:style-name="P37"><text:span text:style-name="T38">Legal Compliance</text:span><text:span text:style-name="T39">: I prioritize following the law, especially data privacy regulations like GDPR. This means I protect personal information with permissions and anonymization to avoid legal issues and respect everyone's rights. Environmental compliance is also crucial, requiring us to get permits and report accurately to prevent harm and support sustainability.</text:span></text:p>
      <text:soft-page-break/>
      <text:p text:style-name="P40"><text:span text:style-name="T41">Ethical Considerations</text:span><text:span text:style-name="T42">: I report transparently, explaining the methods and any limitations honestly to maintain credibility. Following journalistic standards ensures the reports are unbiased and based on thorough research, giving reliable information.</text:span></text:p>
      <text:p text:style-name="P43"><text:span text:style-name="T44">Professional Standards</text:span><text:span text:style-name="T45">: I check data rigorously to remove errors, which helps in making fair decisions and gaining public trust. Upholding journalistic standards ensures the reports provide balanced views and reliable information that people can trust.</text:span></text:p>
      <text:p text:style-name="P46"><text:span text:style-name="T47">Risk Management</text:span><text:span text:style-name="T48">: I reduce risks by comparing data from different sources, which improves reliability. Regular updates to the software keep it secure and working well with various data formats and standards.</text:span></text:p>
      <text:p text:style-name="P49"><text:span text:style-name="T50">Environmental Issues</text:span><text:span text:style-name="T51">: To evaluate how much energy and resources the project uses to find ways to reduce waste and lessen the environmental footprint. This commitment aligns with the ethical and legal responsibilities, ensuring the project is responsible and sustainable.</text:span></text:p>
      <text:p text:style-name="P52"><text:span text:style-name="T53">Slide 5: Progress and Achievements</text:span></text:p>
      <text:p text:style-name="P54">I developed an interactive Shiny application featuring a dynamic map and two graphs to visualize pollution data effectively. The interactive map identifies geographical hotspots of pollution incidents, aiding in targeted interventions. Additionally, the graphs depict trends over time.</text:p>
      <text:p text:style-name="P55">Slide 6: Progress and Achievements</text:p>
      <text:p text:style-name="P56">Heat Map</text:p>
      <text:p text:style-name="P57">Let's dive into the analysis of water pollution incidents using interactive tool. Exploring the map of the UK, where color-coded regions immediately reveal the intensity of water pollution incidents. A selected data point provides detailed information such as region, district, the date of the incident and categorizes the water impact as<text:s/>respective category.</text:p>
      <text:p text:style-name="P58">This web app offers various visualization options to enhance understanding. The heatmap highlights the most affected areas, making it easy to identify pollution hotspots.<text:s/></text:p>
      <text:p text:style-name="P59">Incidents per Year</text:p>
      <text:p text:style-name="P60">The graph shows the number of water pollution incidents per year from 2000 to 2025. There was a sharp rise in incidents, peaking around 2002, followed by a quick drop until 2005. From the mid-2000s to the 2010s, the decline continued more slowly, with some fluctuations but an overall downward trend.</text:p>
      <text:p text:style-name="P61"><text:s/>In recent years, from 2015 to 2025, the number of incidents kept decreasing steadily, with a notable drop from 2023 to 2025.<text:s/></text:p>
      <text:p text:style-name="P62"><text:span text:style-name="T63">This suggests that initial measures taken after 2002 were effective, but continuous efforts are necessary to address occasional increases and maintain the downward trend. The recent significant decrease indicates that recent strategies have been particularly effective, and these successful approaches should be replicated in other areas. Ongoing monitoring and enforcement are essential to sustain this progress and ensure a continued reduction in water pollution incidents.</text:span><text:span text:style-name="T64"><text:s/></text:span></text:p>
      <text:p text:style-name="P65"/>
      <text:soft-page-break/>
      <text:p text:style-name="P66"><text:span text:style-name="T67">Correlation:<text:s/></text:span></text:p>
      <text:p text:style-name="P68">The graph illustrates the correlation of water pollution incidents over the years, categorized into four types: Major (Category 1), Significant (Category 2), Minor (Category 3), and No Impact (Category 4).<text:s/></text:p>
      <text:p text:style-name="P69">Key observations include the sharp increase in significant (Category 2) incidents around 2000, peaking at over 600 incidents, followed by a general declining trend, although it remains the most common category throughout the period. The number of significant incidents continues to decline post-2010 but at a slower rate, with occasional fluctuations.<text:s/></text:p>
      <text:p text:style-name="P70">Incidents with no impact (Category 4) saw a significant rise until around 2003, followed by a steady decline, showing a clear improvement in managing or reporting such incidents.<text:s/></text:p>
      <text:p text:style-name="P71">Minor (Category 3) incidents have remained relatively stable over the years, with slight fluctuations, consistently occurring without a clear trend.<text:s/></text:p>
      <text:p text:style-name="P72">Major (Category 1) incidents remain consistently low, indicating effective control or less frequent occurrence of severe pollution events.<text:s/></text:p>
      <text:p text:style-name="P73">These trends suggest that environmental policies and interventions are effective, with significant and no impact incidents declining overall. However, the stability of minor incidents and the persistent but low number of major incidents indicate areas where further improvements could be targeted. Continuous monitoring and targeted strategies are needed to further reduce significant and minor incidents, ensuring effective resource allocation and ongoing progress in managing water pollution.</text:p>
      <text:p text:style-name="P74"><text:span text:style-name="T75">Slide 10: Conclusion</text:span></text:p>
      <text:p text:style-name="P76">The ongoing struggle with environmental pollution and aging infrastructure presents significant challenges in maintaining water quality.<text:s/></text:p>
      <text:p text:style-name="P77">Ensuring compliance with stringent regulations adds to the complexity of the task. Water companies play a crucial role as they are responsible for managing water quality and maintaining infrastructure.<text:s/></text:p>
      <text:p text:style-name="P78">They must navigate the delicate balance between regulatory compliance and adopting innovative methods for pollution control and infrastructure upgrades. This research focuses on using data analytics to gain better insights into pollution incidents.<text:s/></text:p>
      <text:p text:style-name="P79"><text:span text:style-name="T80">Thank You for your t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4%"/>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onam Chavan</meta:initial-creator>
    <dc:creator>Sonam Chavan</dc:creator>
    <meta:creation-date>2024-07-16T13:42:00Z</meta:creation-date>
    <dc:date>2024-08-05T18:31:00Z</dc:date>
    <meta:template xlink:href="Normal" xlink:type="simple"/>
    <meta:editing-cycles>23</meta:editing-cycles>
    <meta:editing-duration>PT447540S</meta:editing-duration>
    <meta:document-statistic meta:page-count="4" meta:paragraph-count="20" meta:word-count="1510" meta:character-count="10102" meta:row-count="71" meta:non-whitespace-character-count="8612"/>
  </office:meta>
</office:document-meta>
</file>